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dce" officeooo:paragraph-rsid="001a0dce"/>
    </style:style>
    <style:style style:name="P2" style:family="paragraph" style:parent-style-name="Standard">
      <style:text-properties officeooo:rsid="001a0dce" officeooo:paragraph-rsid="0022860f"/>
    </style:style>
    <style:style style:name="P3" style:family="paragraph" style:parent-style-name="Standard">
      <style:text-properties officeooo:paragraph-rsid="001a0dce"/>
    </style:style>
    <style:style style:name="T1" style:family="text">
      <style:text-properties officeooo:rsid="001af0ea"/>
    </style:style>
    <style:style style:name="T2" style:family="text">
      <style:text-properties officeooo:rsid="001b7504"/>
    </style:style>
    <style:style style:name="T3" style:family="text">
      <style:text-properties officeooo:rsid="001db28c"/>
    </style:style>
    <style:style style:name="T4" style:family="text">
      <style:text-properties officeooo:rsid="001a0dce"/>
    </style:style>
    <style:style style:name="T5" style:family="text">
      <style:text-properties officeooo:rsid="0020e2b0"/>
    </style:style>
    <style:style style:name="T6" style:family="text">
      <style:text-properties officeooo:rsid="0022860f"/>
    </style:style>
    <style:style style:name="T7" style:family="text">
      <style:text-properties officeooo:rsid="00244a2d"/>
    </style:style>
    <style:style style:name="T8" style:family="text">
      <style:text-properties officeooo:rsid="0024c454"/>
    </style:style>
    <style:style style:name="T9" style:family="text">
      <style:text-properties officeooo:rsid="002563b2"/>
    </style:style>
    <style:style style:name="T10" style:family="text">
      <style:text-properties officeooo:rsid="00261a86"/>
    </style:style>
    <style:style style:name="T11" style:family="text">
      <style:text-properties officeooo:rsid="0027c0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etch_se_protagonists - the left third of the social encounter area, seen as one screen on mobile.</text:p>
      <text:p text:style-name="Standard"/>
      <text:p text:style-name="P1">sketch_main_menu</text:p>
      <text:p text:style-name="P3"><text:span text:style-name="T4">* </text:span><text:span text:style-name="T10">bg</text:span><text:span text:style-name="T4">_tile - background </text:span><text:span text:style-name="T1">texture</text:span><text:span text:style-name="T4"> </text:span><text:span text:style-name="T1">(128x128)</text:span></text:p>
      <text:p text:style-name="P3"><text:span text:style-name="T4">* game_title </text:span><text:span text:style-name="T1">(</text:span><text:span text:style-name="T9">7</text:span><text:span text:style-name="T11">9</text:span><text:span text:style-name="T8">0</text:span><text:span text:style-name="T1">x</text:span><text:span text:style-name="T8">96</text:span><text:span text:style-name="T1">)</text:span></text:p>
      <text:p text:style-name="P3"><text:span text:style-name="T4">* menu_item – </text:span><text:span text:style-name="T2">spritesheet </text:span><text:span text:style-name="T1">(</text:span><text:span text:style-name="T6">320</text:span><text:span text:style-name="T1">x</text:span><text:span text:style-name="T6">224</text:span><text:span text:style-name="T2"> – 1x4 sprites, single sprite is </text:span><text:span text:style-name="T7">320</text:span><text:span text:style-name="T2">x</text:span><text:span text:style-name="T7">56</text:span><text:span text:style-name="T1">)</text:span></text:p>
      <text:p text:style-name="P3">**<text:span text:style-name="T2"> menu_item_normal</text:span> <text:span text:style-name="T2">(</text:span><text:span text:style-name="T6">320</text:span><text:span text:style-name="T2">x</text:span><text:span text:style-name="T6">56</text:span><text:span text:style-name="T2">)</text:span></text:p>
      <text:p text:style-name="P2">** <text:span text:style-name="T2">menu_item_active (</text:span><text:span text:style-name="T6">320</text:span><text:span text:style-name="T2">x</text:span><text:span text:style-name="T6">56</text:span><text:span text:style-name="T2">)</text:span></text:p>
      <text:p text:style-name="P2">** <text:span text:style-name="T3">menu_item_hover</text:span><text:span text:style-name="T5"> </text:span><text:span text:style-name="T2">(</text:span><text:span text:style-name="T6">320</text:span><text:span text:style-name="T2">x</text:span><text:span text:style-name="T6">56</text:span><text:span text:style-name="T2">)</text:span></text:p>
      <text:p text:style-name="P2">** <text:span text:style-name="T2">menu_item_disabled (</text:span><text:span text:style-name="T6">320</text:span><text:span text:style-name="T2">x</text:span><text:span text:style-name="T6">56</text:span><text:span text:style-name="T2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3:43:29.215837998</meta:creation-date>
    <dc:date>2021-06-22T15:57:10.143058947</dc:date>
    <meta:editing-duration>P2DT3H45M2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8" meta:character-count="363" meta:non-whitespace-character-count="322"/>
  </office:meta>
</office:document-meta>
</file>